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7cm" fo:min-width="2.10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38cm" fo:min-width="1.53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036cm" fo:min-width="4.07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84cm" fo:min-width="4.8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514cm"/>
    </style:style>
    <style:style style:name="gr7" style:family="graphic" style:parent-style-name="standard">
      <style:graphic-properties svg:stroke-color="#ff0000" draw:fill-color="#ffffff" draw:textarea-horizontal-align="justify" draw:textarea-vertical-align="middle" draw:auto-grow-height="false" fo:min-height="2.036cm" fo:min-width="4.072cm"/>
    </style:style>
    <style:style style:name="gr8" style:family="graphic" style:parent-style-name="standard">
      <style:graphic-properties svg:stroke-color="#ff0000" draw:fill-color="#ffffff" draw:textarea-horizontal-align="justify" draw:textarea-vertical-align="middle" draw:auto-grow-height="false" fo:min-height="1.782cm" fo:min-width="2.04cm"/>
    </style:style>
    <style:style style:name="gr9" style:family="graphic" style:parent-style-name="standard">
      <style:graphic-properties draw:stroke="none" draw:fill="none" fo:min-height="0.766cm"/>
    </style:style>
    <style:style style:name="gr10" style:family="graphic" style:parent-style-name="standard">
      <style:graphic-properties svg:stroke-color="#729fcf" draw:fill-color="#ffffff" draw:textarea-horizontal-align="justify" draw:textarea-vertical-align="middle" draw:auto-grow-height="false" fo:min-height="2.036cm" fo:min-width="4.0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2.159cm" svg:x="3.54cm" svg:y="1.889cm">
          <text:p text:style-name="P1"><text:span text:style-name="T1">Change </text:span></text:p>
          <text:p text:style-name="P1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064cm" svg:height="3.175cm" svg:x="3.286cm" svg:y="8.366cm">
          <text:p text:style-name="P1"><text:span text:style-name="T1">Pass == re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4.572cm" svg:height="2.286cm" svg:x="3.032cm" svg:y="13.446cm">
          <text:p text:style-name="P1"><text:span text:style-name="T1">Send via POST to</text:span></text:p>
          <text:p text:style-name="P1"><text:span text:style-name="T1">Page </text:span><text:span text:style-name="T1"><text:line-break/></text:span><text:span text:style-name="T1">CA_change_pass.ph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5.588cm" svg:height="2.032cm" svg:x="2.651cm" svg:y="5.064cm">
          <text:p text:style-name="P1"><text:span text:style-name="T1">Enter pass &amp; repassword</text:span></text:p>
          <text:p text:style-name="P1"><text:span text:style-name="T1">And press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5.381cm" svg:y1="4.048cm" svg:x2="5.445cm" svg:y2="5.064cm" draw:start-shape="id1" draw:start-glue-point="8" draw:end-shape="id2" draw:end-glue-point="0" svg:d="M5381 4048v508h64v508" svg:viewBox="0 0 65 1017">
          <text:p/>
        </draw:connector>
        <draw:connector draw:style-name="gr5" draw:text-style-name="P3" draw:layer="layout" svg:x1="5.445cm" svg:y1="7.096cm" svg:x2="5.318cm" svg:y2="8.366cm" draw:start-shape="id2" draw:end-shape="id3" svg:d="M5445 7096v635h-127v635" svg:viewBox="0 0 128 1271">
          <text:p/>
        </draw:connector>
        <draw:frame draw:style-name="gr6" draw:text-style-name="P4" draw:layer="layout" svg:width="1.416cm" svg:height="0.764cm" svg:x="7.277cm" svg:y="9.001cm">
          <draw:text-box>
            <text:p><text:span text:style-name="T1">No</text:span></text:p>
          </draw:text-box>
        </draw:frame>
        <draw:frame draw:style-name="gr6" draw:text-style-name="P4" draw:layer="layout" svg:width="1.416cm" svg:height="0.764cm" svg:x="3.667cm" svg:y="11.541cm">
          <draw:text-box>
            <text:p><text:span text:style-name="T1">Yes</text:span></text:p>
          </draw:text-box>
        </draw:frame>
        <draw:connector draw:style-name="gr5" draw:text-style-name="P3" draw:layer="layout" svg:x1="5.318cm" svg:y1="11.541cm" svg:x2="5.318cm" svg:y2="13.446cm" draw:start-shape="id3" draw:end-shape="id4" svg:d="M5318 11541v1905" svg:viewBox="0 0 1 1906">
          <text:p/>
        </draw:connector>
        <draw:custom-shape draw:style-name="gr7" draw:text-style-name="P2" xml:id="id6" draw:id="id6" draw:layer="layout" svg:width="4.572cm" svg:height="2.286cm" svg:x="3.159cm" svg:y="22.209cm">
          <text:p text:style-name="P1"><text:span text:style-name="T1">Replace passwor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5.08cm" svg:height="4.064cm" svg:x="2.905cm" svg:y="16.875cm">
          <text:p text:style-name="P1"><text:span text:style-name="T1">Func </text:span></text:p>
          <text:p text:style-name="P1"><text:span text:style-name="T1">noinject(pass,</text:span></text:p>
          <text:p text:style-name="P1"><text:span text:style-name="T1">password type yes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5.318cm" svg:y1="15.732cm" svg:x2="5.445cm" svg:y2="16.875cm" draw:start-shape="id4" draw:start-glue-point="2" draw:end-shape="id5" svg:d="M5318 15732v572h127v571" svg:viewBox="0 0 128 1144">
          <text:p/>
        </draw:connector>
        <draw:frame draw:style-name="gr9" draw:text-style-name="P4" draw:layer="layout" svg:width="2.305cm" svg:height="1.016cm" svg:x="7.458cm" svg:y="17.637cm">
          <draw:text-box>
            <text:p><text:span text:style-name="T1">Not ok</text:span></text:p>
          </draw:text-box>
        </draw:frame>
        <draw:frame draw:style-name="gr6" draw:text-style-name="P4" draw:layer="layout" svg:width="1.416cm" svg:height="0.764cm" svg:x="3.413cm" svg:y="20.431cm">
          <draw:text-box>
            <text:p><text:span text:style-name="T1">ok</text:span></text:p>
          </draw:text-box>
        </draw:frame>
        <draw:connector draw:style-name="gr5" draw:text-style-name="P3" draw:layer="layout" svg:x1="5.445cm" svg:y1="20.939cm" svg:x2="5.445cm" svg:y2="22.209cm" draw:start-shape="id5" draw:start-glue-point="6" draw:end-shape="id6" draw:end-glue-point="0" svg:d="M5445 20939v1270" svg:viewBox="0 0 1 1271">
          <text:p/>
        </draw:connector>
        <draw:custom-shape draw:style-name="gr10" draw:text-style-name="P2" xml:id="id7" draw:id="id7" draw:layer="layout" svg:width="4.572cm" svg:height="2.286cm" svg:x="3.032cm" svg:y="25.765cm">
          <text:p text:style-name="P1"><text:span text:style-name="T1">Success messag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5.445cm" svg:y1="24.495cm" svg:x2="5.318cm" svg:y2="25.765cm" draw:start-shape="id6" draw:end-shape="id7" draw:end-glue-point="0" svg:d="M5445 24495v635h-127v635" svg:viewBox="0 0 128 1271">
          <text:p/>
        </draw:connector>
        <draw:custom-shape draw:style-name="gr3" draw:text-style-name="P2" xml:id="id8" draw:id="id8" draw:layer="layout" svg:width="4.572cm" svg:height="2.286cm" svg:x="9.001cm" svg:y="9.128cm">
          <text:p text:style-name="P1"><text:span text:style-name="T1">Func mess(</text:span></text:p>
          <text:p text:style-name="P1"><text:span text:style-name="T1">Pass is not match)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35cm" svg:y1="9.953cm" svg:x2="9.001cm" svg:y2="10.271cm" draw:start-shape="id3" draw:end-shape="id8" svg:d="M7350 9953h826v318h825" svg:viewBox="0 0 1652 319">
          <text:p/>
        </draw:connector>
        <draw:custom-shape draw:style-name="gr10" draw:text-style-name="P2" xml:id="id9" draw:id="id9" draw:layer="layout" svg:width="4.572cm" svg:height="2.286cm" svg:x="9.89cm" svg:y="18.526cm">
          <text:p text:style-name="P1"><text:span text:style-name="T1">Message</text:span></text:p>
          <text:p text:style-name="P1"><text:span text:style-name="T1">Injection input / </text:span></text:p>
          <text:p text:style-name="P1"><text:span text:style-name="T1">incorrect charecte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985cm" svg:y1="18.907cm" svg:x2="9.89cm" svg:y2="19.669cm" draw:start-shape="id5" draw:end-shape="id9" svg:d="M7985 18907h953v762h952" svg:viewBox="0 0 1906 763">
          <text:p/>
        </draw:connector>
        <draw:custom-shape draw:style-name="gr1" draw:text-style-name="P2" xml:id="id10" draw:id="id10" draw:layer="layout" svg:width="3.683cm" svg:height="2.159cm" svg:x="17.891cm" svg:y="2.016cm">
          <text:p text:style-name="P1"><text:span text:style-name="T1">Edit account</text:span></text:p>
          <text:p text:style-name="P1"><text:span text:style-name="T1">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4.064cm" svg:height="3.175cm" svg:x="17.637cm" svg:y="8.493cm">
          <text:p text:style-name="P1"><text:span text:style-name="T1">Pass == re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3" draw:id="id13" draw:layer="layout" svg:width="4.572cm" svg:height="2.286cm" svg:x="17.383cm" svg:y="13.573cm">
          <text:p text:style-name="P1"><text:span text:style-name="T1">Send via POST to</text:span></text:p>
          <text:p text:style-name="P1"><text:span text:style-name="T1">Page </text:span><text:span text:style-name="T1"><text:line-break/></text:span><text:span text:style-name="T1">CA_change_pass.ph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5.588cm" svg:height="2.032cm" svg:x="17.002cm" svg:y="5.191cm">
          <text:p text:style-name="P1"><text:span text:style-name="T1">Load data → modify 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9.732cm" svg:y1="4.175cm" svg:x2="19.796cm" svg:y2="5.191cm" draw:start-shape="id10" draw:start-glue-point="8" draw:end-shape="id11" draw:end-glue-point="0" svg:d="M19732 4175v508h64v508" svg:viewBox="0 0 65 1017">
          <text:p/>
        </draw:connector>
        <draw:connector draw:style-name="gr5" draw:text-style-name="P3" draw:layer="layout" svg:x1="19.796cm" svg:y1="7.223cm" svg:x2="19.669cm" svg:y2="8.493cm" draw:start-shape="id11" draw:end-shape="id12" svg:d="M19796 7223v635h-127v635" svg:viewBox="0 0 128 1271">
          <text:p/>
        </draw:connector>
        <draw:frame draw:style-name="gr6" draw:text-style-name="P4" draw:layer="layout" svg:width="1.416cm" svg:height="0.764cm" svg:x="21.628cm" svg:y="9.128cm">
          <draw:text-box>
            <text:p><text:span text:style-name="T1">No</text:span></text:p>
          </draw:text-box>
        </draw:frame>
        <draw:frame draw:style-name="gr6" draw:text-style-name="P4" draw:layer="layout" svg:width="1.416cm" svg:height="0.764cm" svg:x="18.018cm" svg:y="11.668cm">
          <draw:text-box>
            <text:p><text:span text:style-name="T1">Yes</text:span></text:p>
          </draw:text-box>
        </draw:frame>
        <draw:connector draw:style-name="gr5" draw:text-style-name="P3" draw:layer="layout" svg:x1="19.669cm" svg:y1="11.668cm" svg:x2="19.669cm" svg:y2="13.573cm" draw:start-shape="id12" draw:end-shape="id13" svg:d="M19669 11668v1905" svg:viewBox="0 0 1 1906">
          <text:p/>
        </draw:connector>
        <draw:custom-shape draw:style-name="gr7" draw:text-style-name="P2" xml:id="id15" draw:id="id15" draw:layer="layout" svg:width="4.572cm" svg:height="2.286cm" svg:x="17.51cm" svg:y="22.336cm">
          <text:p text:style-name="P1"><text:span text:style-name="T1">Replace passwor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5.08cm" svg:height="4.064cm" svg:x="17.256cm" svg:y="17.002cm">
          <text:p text:style-name="P1"><text:span text:style-name="T1">Func </text:span></text:p>
          <text:p text:style-name="P1"><text:span text:style-name="T1">noinject(pass,</text:span></text:p>
          <text:p text:style-name="P1"><text:span text:style-name="T1">password type yes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9.669cm" svg:y1="15.859cm" svg:x2="19.796cm" svg:y2="17.002cm" draw:start-shape="id13" draw:start-glue-point="2" draw:end-shape="id14" svg:d="M19669 15859v572h127v571" svg:viewBox="0 0 128 1144">
          <text:p/>
        </draw:connector>
        <draw:frame draw:style-name="gr9" draw:text-style-name="P4" draw:layer="layout" svg:width="2.305cm" svg:height="1.016cm" svg:x="21.809cm" svg:y="17.764cm">
          <draw:text-box>
            <text:p><text:span text:style-name="T1">Not ok</text:span></text:p>
          </draw:text-box>
        </draw:frame>
        <draw:frame draw:style-name="gr6" draw:text-style-name="P4" draw:layer="layout" svg:width="1.416cm" svg:height="0.764cm" svg:x="17.764cm" svg:y="20.558cm">
          <draw:text-box>
            <text:p><text:span text:style-name="T1">ok</text:span></text:p>
          </draw:text-box>
        </draw:frame>
        <draw:connector draw:style-name="gr5" draw:text-style-name="P3" draw:layer="layout" svg:x1="19.796cm" svg:y1="21.066cm" svg:x2="19.796cm" svg:y2="22.336cm" draw:start-shape="id14" draw:start-glue-point="6" draw:end-shape="id15" draw:end-glue-point="0" svg:d="M19796 21066v1270" svg:viewBox="0 0 1 1271">
          <text:p/>
        </draw:connector>
        <draw:custom-shape draw:style-name="gr10" draw:text-style-name="P2" xml:id="id16" draw:id="id16" draw:layer="layout" svg:width="4.572cm" svg:height="2.286cm" svg:x="17.383cm" svg:y="25.892cm">
          <text:p text:style-name="P1"><text:span text:style-name="T1">Success messag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9.796cm" svg:y1="24.622cm" svg:x2="19.669cm" svg:y2="25.892cm" draw:start-shape="id15" draw:end-shape="id16" draw:end-glue-point="0" svg:d="M19796 24622v635h-127v635" svg:viewBox="0 0 128 1271">
          <text:p/>
        </draw:connector>
        <draw:custom-shape draw:style-name="gr3" draw:text-style-name="P2" xml:id="id17" draw:id="id17" draw:layer="layout" svg:width="4.572cm" svg:height="2.286cm" svg:x="23.352cm" svg:y="9.255cm">
          <text:p text:style-name="P1"><text:span text:style-name="T1">Func mess(</text:span></text:p>
          <text:p text:style-name="P1"><text:span text:style-name="T1">Pass is not match)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1.701cm" svg:y1="10.08cm" svg:x2="23.352cm" svg:y2="10.398cm" draw:start-shape="id12" draw:end-shape="id17" svg:d="M21701 10080h826v318h825" svg:viewBox="0 0 1652 319">
          <text:p/>
        </draw:connector>
        <draw:custom-shape draw:style-name="gr10" draw:text-style-name="P2" xml:id="id18" draw:id="id18" draw:layer="layout" svg:width="4.572cm" svg:height="2.286cm" svg:x="24.241cm" svg:y="18.653cm">
          <text:p text:style-name="P1"><text:span text:style-name="T1">Message</text:span></text:p>
          <text:p text:style-name="P1"><text:span text:style-name="T1">Injection input / </text:span></text:p>
          <text:p text:style-name="P1"><text:span text:style-name="T1">incorrect charecter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2.336cm" svg:y1="19.034cm" svg:x2="24.241cm" svg:y2="19.796cm" draw:start-shape="id14" draw:end-shape="id18" svg:d="M22336 19034h953v762h952" svg:viewBox="0 0 1906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9T05:32:35.381920944</meta:creation-date>
    <dc:date>2021-07-19T09:57:57.255268817</dc:date>
    <meta:editing-duration>PT30M56S</meta:editing-duration>
    <meta:editing-cycles>19</meta:editing-cycles>
    <meta:generator>LibreOffice/6.1.5.2$Linux_X86_64 LibreOffice_project/10$Build-2</meta:generator>
    <meta:document-statistic meta:object-count="42"/>
  </office:meta>
</office:document-meta>
</file>